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BrokerRegistration.setTaskScheduler( TaskScheduler taskSchedu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BrokerRegistration.getMessageHandler( SubscribableChannel brokerChann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mpleBrokerRegistration.SimpleBrokerRegistration( SubscribableChannel clientInboundChannel , MessageChannel clientOutboundChannel , String [ ] destinationPrefix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BrokerRegistration.setHeartbeatValue( long [ ] heartbe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BrokerRegistration.setSelectorHeaderName( @ Nullable String selectorHead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